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sgsd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</meta:initial-creator>
    <meta:creation-date>2012-09-12T00:22:38</meta:creation-date>
    <meta:generator>LibreOffice/3.5$Linux_X86_64 LibreOffice_project/350m1$Build-2</meta:generator>
    <dc:date>2012-09-12T00:34:48</dc:date>
    <dc:creator>Ashwin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